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B" style:family="table-column">
      <style:table-column-properties style:column-width="5.667cm" style:rel-column-width="21844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Table_20_Contents">Attribuutit</text:p>
          </table:table-cell>
          <table:table-cell table:style-name="Taulukko1.A1" office:value-type="string">
            <text:p text:style-name="Table_20_Contents">Arvojoukko</text:p>
          </table:table-cell>
          <table:table-cell table:style-name="Taulukko1.C1" office:value-type="string">
            <text:p text:style-name="Table_20_Contents">Kuvailu</text:p>
          </table:table-cell>
        </table:table-row>
        <table:table-row>
          <table:table-cell table:style-name="Taulukko1.A2" office:value-type="string">
            <text:p text:style-name="Table_20_Contents">Name</text:p>
          </table:table-cell>
          <table:table-cell table:style-name="Taulukko1.A2" office:value-type="string">
            <text:p text:style-name="Table_20_Contents">Merkkijono, max 30 merkkiä</text:p>
          </table:table-cell>
          <table:table-cell table:style-name="Taulukko1.C2" office:value-type="string">
            <text:p text:style-name="Table_20_Contents">Hahmon nimi</text:p>
          </table:table-cell>
        </table:table-row>
        <table:table-row>
          <table:table-cell table:style-name="Taulukko1.A2" office:value-type="string">
            <text:p text:style-name="Table_20_Contents">Player</text:p>
          </table:table-cell>
          <table:table-cell table:style-name="Taulukko1.A2" office:value-type="string">
            <text:p text:style-name="Table_20_Contents">Merkkijono, max 30 merkkiä</text:p>
          </table:table-cell>
          <table:table-cell table:style-name="Taulukko1.C2" office:value-type="string">
            <text:p text:style-name="Table_20_Contents">Hahmon pelaajan nimi</text:p>
          </table:table-cell>
        </table:table-row>
        <table:table-row>
          <table:table-cell table:style-name="Taulukko1.A2" office:value-type="string">
            <text:p text:style-name="Table_20_Contents">Mental</text:p>
          </table:table-cell>
          <table:table-cell table:style-name="Taulukko1.A2" office:value-type="string">
            <text:p text:style-name="Table_20_Contents">Merkkijono, max 10 merkkiä </text:p>
          </table:table-cell>
          <table:table-cell table:style-name="Taulukko1.C2" office:value-type="string">
            <text:p text:style-name="Table_20_Contents">Hahmon älyllisten ominaisuuksien arvot</text:p>
          </table:table-cell>
        </table:table-row>
        <table:table-row>
          <table:table-cell table:style-name="Taulukko1.A2" office:value-type="string">
            <text:p text:style-name="Table_20_Contents">Physical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fyysisten ominaisuuksien arvot</text:p>
          </table:table-cell>
        </table:table-row>
        <table:table-row>
          <table:table-cell table:style-name="Taulukko1.A2" office:value-type="string">
            <text:p text:style-name="Table_20_Contents">Social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sosiaalisten ominaisuuksien arvot</text:p>
          </table:table-cell>
        </table:table-row>
        <table:table-row>
          <table:table-cell table:style-name="Taulukko1.A2" office:value-type="string">
            <text:p text:style-name="Table_20_Contents">Template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template</text:p>
          </table:table-cell>
        </table:table-row>
        <table:table-row>
          <table:table-cell table:style-name="Taulukko1.A2" office:value-type="string">
            <text:p text:style-name="Table_20_Contents">Metanormal advantage</text:p>
          </table:table-cell>
          <table:table-cell table:style-name="Taulukko1.A2" office:value-type="string">
            <text:p text:style-name="Table_20_Contents">Integer 1-10</text:p>
          </table:table-cell>
          <table:table-cell table:style-name="Taulukko1.C2" office:value-type="string">
            <text:p text:style-name="Table_20_Contents">Hahmon metanormal advantagen arvo</text:p>
          </table:table-cell>
        </table:table-row>
      </table:table>
      <text:p text:style-name="Standard">Tietokohde: Hahmo</text:p>
      <text:p text:style-name="Standard"/>
      <text:p text:style-name="Standard"/>
      <text:p text:style-name="Standard"/>
      <text:p text:style-name="Standard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Table_20_Contents">Attribuutit</text:p>
          </table:table-cell>
          <table:table-cell table:style-name="Taulukko2.A1" office:value-type="string">
            <text:p text:style-name="Table_20_Contents">Arvojoukko</text:p>
          </table:table-cell>
          <table:table-cell table:style-name="Taulukko2.C1" office:value-type="string">
            <text:p text:style-name="Table_20_Contents">Kuvailu</text:p>
          </table:table-cell>
        </table:table-row>
        <table:table-row>
          <table:table-cell table:style-name="Taulukko2.A2" office:value-type="string">
            <text:p text:style-name="Table_20_Contents">Name</text:p>
          </table:table-cell>
          <table:table-cell table:style-name="Taulukko2.A2" office:value-type="string">
            <text:p text:style-name="Table_20_Contents">Merkkijono, max 30 merkkiä</text:p>
          </table:table-cell>
          <table:table-cell table:style-name="Taulukko2.C2" office:value-type="string">
            <text:p text:style-name="Table_20_Contents">Pelaajan nimi</text:p>
          </table:table-cell>
        </table:table-row>
        <table:table-row>
          <table:table-cell table:style-name="Taulukko2.A2" office:value-type="string">
            <text:p text:style-name="Table_20_Contents">Character</text:p>
          </table:table-cell>
          <table:table-cell table:style-name="Taulukko2.A2" office:value-type="string">
            <text:p text:style-name="Table_20_Contents">Merkkijono, max 30 merkkiä</text:p>
          </table:table-cell>
          <table:table-cell table:style-name="Taulukko2.C2" office:value-type="string">
            <text:p text:style-name="Table_20_Contents">Hahmon nimi</text:p>
          </table:table-cell>
        </table:table-row>
        <table:table-row>
          <table:table-cell table:style-name="Taulukko2.A2" office:value-type="string">
            <text:p text:style-name="Table_20_Contents">ID</text:p>
          </table:table-cell>
          <table:table-cell table:style-name="Taulukko2.A2" office:value-type="string">
            <text:p text:style-name="Table_20_Contents">Merkkijono, max 10 merkkiä</text:p>
          </table:table-cell>
          <table:table-cell table:style-name="Taulukko2.C2" office:value-type="string">
            <text:p text:style-name="Table_20_Contents">Pelaajan käyttäjänimi jolla hän kirjautuu järjestelmään</text:p>
          </table:table-cell>
        </table:table-row>
      </table:table>
      <text:p text:style-name="Standard">Tietokohde: Pelaaja</text:p>
      <text:p text:style-name="Standard"/>
      <text:p text:style-name="Standard"/>
      <text:p text:style-name="Standard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Table_20_Contents">Attribuutit</text:p>
          </table:table-cell>
          <table:table-cell table:style-name="Taulukko3.A1" office:value-type="string">
            <text:p text:style-name="Table_20_Contents">Arvojoukko</text:p>
          </table:table-cell>
          <table:table-cell table:style-name="Taulukko3.C1" office:value-type="string">
            <text:p text:style-name="Table_20_Contents">Kuvailu</text:p>
          </table:table-cell>
        </table:table-row>
        <table:table-row>
          <table:table-cell table:style-name="Taulukko3.A2" office:value-type="string">
            <text:p text:style-name="Table_20_Contents">Value</text:p>
          </table:table-cell>
          <table:table-cell table:style-name="Taulukko3.A2" office:value-type="string">
            <text:p text:style-name="Table_20_Contents">Merkkijono, max 10 merkkiä</text:p>
          </table:table-cell>
          <table:table-cell table:style-name="Taulukko3.C2" office:value-type="string">
            <text:p text:style-name="Table_20_Contents">Ominaisuuden arvo</text:p>
          </table:table-cell>
        </table:table-row>
        <table:table-row>
          <table:table-cell table:style-name="Taulukko3.A2" office:value-type="string">
            <text:p text:style-name="Table_20_Contents">Character</text:p>
          </table:table-cell>
          <table:table-cell table:style-name="Taulukko3.A2" office:value-type="string">
            <text:p text:style-name="Table_20_Contents">Merkkijono, max 30 merkkiä</text:p>
          </table:table-cell>
          <table:table-cell table:style-name="Taulukko3.C2" office:value-type="string">
            <text:p text:style-name="Table_20_Contents">Hahmon nimi</text:p>
          </table:table-cell>
        </table:table-row>
      </table:table>
      <text:p text:style-name="Standard">Tietokohde: Ominaisuudet</text:p>
      <text:p text:style-name="Standard"/>
      <text:p text:style-name="Standard"/>
      <text:p text:style-name="Standard"/>
      <table:table table:name="Taulukko4" table:style-name="Taulukko4">
        <table:table-column table:style-name="Taulukko4.A"/>
        <table:table-column table:style-name="Taulukko4.B"/>
        <table:table-column table:style-name="Taulukko4.A"/>
        <table:table-row>
          <table:table-cell table:style-name="Taulukko4.A1" office:value-type="string">
            <text:p text:style-name="Table_20_Contents">Attribuutit</text:p>
          </table:table-cell>
          <table:table-cell table:style-name="Taulukko4.A1" office:value-type="string">
            <text:p text:style-name="Table_20_Contents">Arvojoukko</text:p>
          </table:table-cell>
          <table:table-cell table:style-name="Taulukko4.C1" office:value-type="string">
            <text:p text:style-name="Table_20_Contents">Kuvailu</text:p>
          </table:table-cell>
        </table:table-row>
        <table:table-row>
          <table:table-cell table:style-name="Taulukko4.A2" office:value-type="string">
            <text:p text:style-name="Table_20_Contents">Name</text:p>
          </table:table-cell>
          <table:table-cell table:style-name="Taulukko4.A2" office:value-type="string">
            <text:p text:style-name="Table_20_Contents">Merkkijono, max 30 merkkiä</text:p>
          </table:table-cell>
          <table:table-cell table:style-name="Taulukko4.C2" office:value-type="string">
            <text:p text:style-name="Table_20_Contents">Esineen nimi</text:p>
          </table:table-cell>
        </table:table-row>
        <table:table-row>
          <table:table-cell table:style-name="Taulukko4.A2" office:value-type="string">
            <text:p text:style-name="Table_20_Contents">Character</text:p>
          </table:table-cell>
          <table:table-cell table:style-name="Taulukko4.A2" office:value-type="string">
            <text:p text:style-name="Table_20_Contents">Merkkijono, max 30 merkkiä</text:p>
          </table:table-cell>
          <table:table-cell table:style-name="Taulukko4.C2" office:value-type="string">
            <text:p text:style-name="Table_20_Contents">Esineen omistajan nimi</text:p>
          </table:table-cell>
        </table:table-row>
      </table:table>
      <text:p text:style-name="Standard">Tietokohde: Esine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ukko5" table:style-name="Taulukko5">
        <table:table-column table:style-name="Taulukko5.A" table:number-columns-repeated="3"/>
        <text:soft-page-break/>
        <table:table-row>
          <table:table-cell table:style-name="Taulukko5.A1" office:value-type="string">
            <text:p text:style-name="Table_20_Contents">Attribuutit</text:p>
          </table:table-cell>
          <table:table-cell table:style-name="Taulukko5.A1" office:value-type="string">
            <text:p text:style-name="Table_20_Contents">Arvojoukko</text:p>
          </table:table-cell>
          <table:table-cell table:style-name="Taulukko5.C1" office:value-type="string">
            <text:p text:style-name="Table_20_Contents">Kuvailu</text:p>
          </table:table-cell>
        </table:table-row>
        <table:table-row>
          <table:table-cell table:style-name="Taulukko5.A2" office:value-type="string">
            <text:p text:style-name="Table_20_Contents">Name</text:p>
          </table:table-cell>
          <table:table-cell table:style-name="Taulukko5.A2" office:value-type="string">
            <text:p text:style-name="Table_20_Contents">Merkkijono, max 30 merkkiä</text:p>
          </table:table-cell>
          <table:table-cell table:style-name="Taulukko5.C2" office:value-type="string">
            <text:p text:style-name="Table_20_Contents">Taidon nimi</text:p>
          </table:table-cell>
        </table:table-row>
        <table:table-row>
          <table:table-cell table:style-name="Taulukko5.A2" office:value-type="string">
            <text:p text:style-name="Table_20_Contents">Character</text:p>
          </table:table-cell>
          <table:table-cell table:style-name="Taulukko5.A2" office:value-type="string">
            <text:p text:style-name="Table_20_Contents">Merkkijono, max 30 merkkiä</text:p>
          </table:table-cell>
          <table:table-cell table:style-name="Taulukko5.C2" office:value-type="string">
            <text:p text:style-name="Table_20_Contents">Taidon omaavan hahmon nimi</text:p>
          </table:table-cell>
        </table:table-row>
        <table:table-row>
          <table:table-cell table:style-name="Taulukko5.A2" office:value-type="string">
            <text:p text:style-name="Table_20_Contents">Value</text:p>
          </table:table-cell>
          <table:table-cell table:style-name="Taulukko5.A2" office:value-type="string">
            <text:p text:style-name="Table_20_Contents">Integer 1-10</text:p>
          </table:table-cell>
          <table:table-cell table:style-name="Taulukko5.C2" office:value-type="string">
            <text:p text:style-name="Table_20_Contents">Taidon arvo</text:p>
          </table:table-cell>
        </table:table-row>
      </table:table>
      <text:p text:style-name="Standard">Tietokohde: Taidot</text:p>
      <text:p text:style-name="Standard"/>
      <text:p text:style-name="Standard"/>
      <text:p text:style-name="Standard"/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Table_20_Contents">Attribuutit</text:p>
          </table:table-cell>
          <table:table-cell table:style-name="Taulukko6.A1" office:value-type="string">
            <text:p text:style-name="Table_20_Contents">Arvojoukko</text:p>
          </table:table-cell>
          <table:table-cell table:style-name="Taulukko6.C1" office:value-type="string">
            <text:p text:style-name="Table_20_Contents">Kuvailu</text:p>
          </table:table-cell>
        </table:table-row>
        <table:table-row>
          <table:table-cell table:style-name="Taulukko6.A2" office:value-type="string">
            <text:p text:style-name="Table_20_Contents">Name</text:p>
          </table:table-cell>
          <table:table-cell table:style-name="Taulukko6.A2" office:value-type="string">
            <text:p text:style-name="Table_20_Contents">Merkkijono, max 30 merkkiä</text:p>
          </table:table-cell>
          <table:table-cell table:style-name="Taulukko6.C2" office:value-type="string">
            <text:p text:style-name="Table_20_Contents">Meriitin nimi</text:p>
          </table:table-cell>
        </table:table-row>
        <table:table-row>
          <table:table-cell table:style-name="Taulukko6.A2" office:value-type="string">
            <text:p text:style-name="Table_20_Contents">Character</text:p>
          </table:table-cell>
          <table:table-cell table:style-name="Taulukko6.A2" office:value-type="string">
            <text:p text:style-name="Table_20_Contents">Merkkijono, max 30 merkkiä</text:p>
          </table:table-cell>
          <table:table-cell table:style-name="Taulukko6.C2" office:value-type="string">
            <text:p text:style-name="Table_20_Contents">Meritin omaavan hahmon nimi</text:p>
          </table:table-cell>
        </table:table-row>
        <table:table-row>
          <table:table-cell table:style-name="Taulukko6.A2" office:value-type="string">
            <text:p text:style-name="Table_20_Contents">Value</text:p>
          </table:table-cell>
          <table:table-cell table:style-name="Taulukko6.A2" office:value-type="string">
            <text:p text:style-name="Table_20_Contents">Integer 1-10</text:p>
          </table:table-cell>
          <table:table-cell table:style-name="Taulukko6.C2" office:value-type="string">
            <text:p text:style-name="Table_20_Contents">Meriitin arvo</text:p>
          </table:table-cell>
        </table:table-row>
      </table:table>
      <text:p text:style-name="Standard">Tietokohde: Meriit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6:46:23.15</meta:creation-date>
    <meta:document-statistic meta:table-count="6" meta:image-count="0" meta:object-count="0" meta:page-count="2" meta:paragraph-count="84" meta:word-count="183" meta:character-count="1336"/>
    <dc:date>2013-09-12T17:28:34.82</dc:date>
    <meta:editing-duration>PT11M50S</meta:editing-duration>
    <meta:editing-cycles>1</meta:editing-cycles>
    <meta:generator>OpenOffice.org/3.4.1$Win32 OpenOffice.org_project/341m1$Build-9593</meta:generator>
  </office:meta>
</office:document-meta>
</file>